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4adf5" officeooo:paragraph-rsid="0014ad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OG</text:p>
      <text:p text:style-name="P1">ARTICLE</text:p>
      <text:p text:style-name="P1">COMMENT</text:p>
      <text:p text:style-name="P1"/>
      <text:p text:style-name="P1">REPONDRE COMMENT</text:p>
      <text:p text:style-name="P1"/>
      <text:p text:style-name="P1"/>
      <text:p text:style-name="P1"/>
      <text:p text:style-name="P1"/>
      <text:p text:style-name="P1">TABLE ARTICLE</text:p>
      <text:p text:style-name="P1">id</text:p>
      <text:p text:style-name="P1">id-users</text:p>
      <text:p text:style-name="P1">contenu</text:p>
      <text:p text:style-name="P1"/>
      <text:p text:style-name="P1"/>
      <text:p text:style-name="P1"/>
      <text:p text:style-name="P1">COMMENT</text:p>
      <text:p text:style-name="P1">id</text:p>
      <text:p text:style-name="P1">date</text:p>
      <text:p text:style-name="P1">id-ARTICLE</text:p>
      <text:p text:style-name="P1">id-USERS</text:p>
      <text:p text:style-name="P1">comment</text:p>
      <text:p text:style-name="P1"/>
      <text:p text:style-name="P1"/>
      <text:p text:style-name="P1"/>
      <text:p text:style-name="P1"/>
      <text:p text:style-name="P1">REPONSE</text:p>
      <text:p text:style-name="P1">id</text:p>
      <text:p text:style-name="P1">date</text:p>
      <text:p text:style-name="P1">id-users</text:p>
      <text:p text:style-name="P1">id-COMMENT</text:p>
      <text:p text:style-name="P1">reponse</text:p>
      <text:p text:style-name="P1"/>
      <text:p text:style-name="P1"/>
      <text:p text:style-name="P1"/>
      <text:p text:style-name="P1"/>
      <text:p text:style-name="P1">USERS</text:p>
      <text:p text:style-name="P1">id</text:p>
      <text:p text:style-name="P1">role</text:p>
      <text:p text:style-name="P1">nom</text:p>
      <text:p text:style-name="P1">login</text:p>
      <text:p text:style-name="P1">mdp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8T10:49:03.227516860</meta:creation-date>
    <dc:date>2023-12-18T11:08:00.247047686</dc:date>
    <meta:editing-duration>PT18M57S</meta:editing-duration>
    <meta:editing-cycles>1</meta:editing-cycles>
    <meta:document-statistic meta:table-count="0" meta:image-count="0" meta:object-count="0" meta:page-count="1" meta:paragraph-count="26" meta:word-count="28" meta:character-count="162" meta:non-whitespace-character-count="160"/>
    <meta:generator>LibreOffice/7.6.4.1$Linux_X86_64 LibreOffice_project/60$Build-1</meta:generator>
  </office:meta>
</office:document-meta>
</file>